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7cm" style:rel-column-width="24232*"/>
    </style:style>
    <style:style style:name="Tabuľka1.1" style:family="table-row">
      <style:table-row-properties style:min-row-height="0.97cm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656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text-properties fo:language="sk" fo:country="SK"/>
    </style:style>
    <style:style style:name="P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 style:master-page-name="Standard">
      <style:paragraph-properties style:page-number="auto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Príloha</text:span> B: <text:span text:style-name="T1">Plán projektu</text:span></text:p>
      <text:p text:style-name="P23"/>
      <text:p text:style-name="Text_20_body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office:value-type="string">
            <text:p text:style-name="P14">Týždeň</text:p>
          </table:table-cell>
          <table:table-cell table:style-name="Tabuľka1.A1" office:value-type="string">
            <text:p text:style-name="P14">Rozsah od – do</text:p>
          </table:table-cell>
          <table:table-cell table:style-name="Tabuľka1.A1" office:value-type="string">
            <text:p text:style-name="P13">Naplánovaný proces</text:p>
          </table:table-cell>
          <table:table-cell table:style-name="Tabuľka1.A1" office:value-type="string">
            <text:p text:style-name="P13">Dĺžka</text:p>
          </table:table-cell>
          <table:table-cell table:style-name="Tabuľka1.E1" office:value-type="string">
            <text:p text:style-name="P13">Popis naplánovaného procesu</text:p>
          </table:table-cell>
        </table:table-row>
        <table:table-row table:style-name="Tabuľka1.2">
          <table:table-cell table:style-name="Tabuľka1.A2" office:value-type="string">
            <text:p text:style-name="P9">1</text:p>
          </table:table-cell>
          <table:table-cell table:style-name="Tabuľka1.A2" office:value-type="string">
            <text:p text:style-name="P11">08.10.<text:tab/>(pon)</text:p>
            <text:p text:style-name="P11">14.10.<text:tab/>(ne)</text:p>
          </table:table-cell>
          <table:table-cell table:style-name="Tabuľka1.A2" table:number-rows-spanned="2" office:value-type="string">
            <text:p text:style-name="P12">analýza</text:p>
          </table:table-cell>
          <table:table-cell table:style-name="Tabuľka1.A2" table:number-rows-spanned="2" office:value-type="string">
            <text:p text:style-name="P10">2t</text:p>
          </table:table-cell>
          <table:table-cell table:style-name="Tabuľka1.E2" office:value-type="string">
            <text:p text:style-name="P12">14.10. (ne) – výstup naštudovania jednotlivých modulov</text:p>
          </table:table-cell>
        </table:table-row>
        <table:table-row table:style-name="Tabuľka1.2">
          <table:table-cell table:style-name="Tabuľka1.A2" office:value-type="string">
            <text:p text:style-name="P5">2</text:p>
          </table:table-cell>
          <table:table-cell table:style-name="Tabuľka1.A2" office:value-type="string">
            <text:p text:style-name="P7">15.10.<text:tab/>(pon)</text:p>
            <text:p text:style-name="P7">21.10.<text:tab/>(ne)</text:p>
          </table:table-cell>
          <table:covered-table-cell/>
          <table:covered-table-cell/>
          <table:table-cell table:style-name="Tabuľka1.E2" office:value-type="string">
            <text:p text:style-name="P8">kompletizácia časti Analýza, príprava otázok pre p. Bielikovú</text:p>
          </table:table-cell>
        </table:table-row>
        <table:table-row table:style-name="Tabuľka1.2">
          <table:table-cell table:style-name="Tabuľka1.A2" office:value-type="string">
            <text:p text:style-name="P5">3</text:p>
          </table:table-cell>
          <table:table-cell table:style-name="Tabuľka1.A2" office:value-type="string">
            <text:p text:style-name="P7">22.10.<text:tab/>(pon)</text:p>
            <text:p text:style-name="P7">28.10.<text:tab/>(ne)</text:p>
          </table:table-cell>
          <table:table-cell table:style-name="Tabuľka1.A2" office:value-type="string">
            <text:p text:style-name="P8">špecifikácia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časti špecifikácie (moduly)</text:p>
          </table:table-cell>
        </table:table-row>
        <table:table-row table:style-name="Tabuľka1.2">
          <table:table-cell table:style-name="Tabuľka1.A2" office:value-type="string">
            <text:p text:style-name="P5">4</text:p>
          </table:table-cell>
          <table:table-cell table:style-name="Tabuľka1.A2" office:value-type="string">
            <text:p text:style-name="P7">29.10.<text:tab/>(pon)</text:p>
            <text:p text:style-name="P7">04.11.<text:tab/>(ne)</text:p>
          </table:table-cell>
          <table:table-cell table:style-name="Tabuľka1.A2" office:value-type="string">
            <text:p text:style-name="P8">špecifikácia, 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kompletizácia časti špecifikácia + pripomienky od p. Bielikovej</text:p>
          </table:table-cell>
        </table:table-row>
        <table:table-row table:style-name="Tabuľka1.2">
          <table:table-cell table:style-name="Tabuľka1.A2" office:value-type="string">
            <text:p text:style-name="P5">5</text:p>
          </table:table-cell>
          <table:table-cell table:style-name="Tabuľka1.A2" office:value-type="string">
            <text:p text:style-name="P7">05.11.<text:tab/>(pon)</text:p>
            <text:p text:style-name="P7">11.11<text:tab/>(ne)</text:p>
          </table:table-cell>
          <table:table-cell table:style-name="Tabuľka1.A2" office:value-type="string">
            <text:p text:style-name="P8">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vytvorenie návrhu podľa špecifikácie</text:p>
          </table:table-cell>
        </table:table-row>
        <table:table-row table:style-name="Tabuľka1.2">
          <table:table-cell table:style-name="Tabuľka1.A2" office:value-type="string">
            <text:p text:style-name="P5">6</text:p>
          </table:table-cell>
          <table:table-cell table:style-name="Tabuľka1.A2" office:value-type="string">
            <text:p text:style-name="P7">12.11.<text:tab/>(pon)</text:p>
            <text:p text:style-name="P17">15.11.<text:tab/> (štv) 14.00</text:p>
            <text:p text:style-name="P7">18.11. (ne)</text:p>
          </table:table-cell>
          <table:table-cell table:style-name="Tabuľka1.A2" office:value-type="string">
            <text:p text:style-name="P8">revízia, dolaďovanie, tlač</text:p>
          </table:table-cell>
          <table:table-cell table:style-name="Tabuľka1.A2" office:value-type="string">
            <text:p text:style-name="P17">4d</text:p>
            <text:p text:style-name="P6">3d</text:p>
          </table:table-cell>
          <table:table-cell table:style-name="Tabuľka1.E2" office:value-type="string">
            <text:p text:style-name="P8">15.11. (štv) – odovzdanie dokumentácie analýzy, špecifikácie požiadaviek a návrh riešenia </text:p>
          </table:table-cell>
        </table:table-row>
        <table:table-row table:style-name="Tabuľka1.2">
          <table:table-cell table:style-name="Tabuľka1.A2" office:value-type="string">
            <text:p text:style-name="P5">7</text:p>
          </table:table-cell>
          <table:table-cell table:style-name="Tabuľka1.A2" office:value-type="string">
            <text:p text:style-name="P7">19.11. (pon)</text:p>
            <text:p text:style-name="P17">23.11.<text:tab/> (pia) 14.00</text:p>
            <text:p text:style-name="P7">25.11. (ne)</text:p>
          </table:table-cell>
          <table:table-cell table:style-name="Tabuľka1.A2" office:value-type="string">
            <text:p text:style-name="P6"><text:span text:style-name="T1">tvorba</text:span> <text:span text:style-name="T1">posudku</text:span></text:p>
          </table:table-cell>
          <table:table-cell table:style-name="Tabuľka1.A2" office:value-type="string">
            <text:p text:style-name="P17">5d</text:p>
            <text:p text:style-name="P6">2d</text:p>
          </table:table-cell>
          <table:table-cell table:style-name="Tabuľka1.E2" office:value-type="string">
            <text:p text:style-name="P8">odovzdanie posudku analýzy, špecifikácie, návrhu druhého tímu</text:p>
          </table:table-cell>
        </table:table-row>
        <table:table-row table:style-name="Tabuľka1.2">
          <table:table-cell table:style-name="Tabuľka1.A2" office:value-type="string">
            <text:p text:style-name="P5">8</text:p>
          </table:table-cell>
          <table:table-cell table:style-name="Tabuľka1.A2" office:value-type="string">
            <text:p text:style-name="P5">26.11. (pon)</text:p>
            <text:p text:style-name="P16">17.12. (pon) 14.00</text:p>
            <text:p text:style-name="P5">20.12. (štv)</text:p>
          </table:table-cell>
          <table:table-cell table:style-name="Tabuľka1.A2" office:value-type="string">
            <text:p text:style-name="P20">odovzdanie prototypu a dokumentácie</text:p>
          </table:table-cell>
          <table:table-cell table:style-name="Tabuľka1.A2" office:value-type="string">
            <text:p text:style-name="P16">21d</text:p>
          </table:table-cell>
          <table:table-cell table:style-name="Tabuľka1.E2" office:value-type="string">
            <text:p text:style-name="P20">odovzdanie prototypu vybraných časti systému, spolu s dokumentácio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5">17.12. - 20.12.</text:p>
            <text:p text:style-name="P16">17.12. (pon) 09.00</text:p>
          </table:table-cell>
          <table:table-cell table:style-name="Tabuľka1.A2" office:value-type="string">
            <text:p text:style-name="P20">prezentácia prototypu</text:p>
          </table:table-cell>
          <table:table-cell table:style-name="Tabuľka1.A2" office:value-type="string">
            <text:p text:style-name="P21">4d</text:p>
            <text:p text:style-name="P16">21d</text:p>
          </table:table-cell>
          <table:table-cell table:style-name="Tabuľka1.E2" office:value-type="string">
            <text:p text:style-name="P20">používateľská prezentácia prototypu</text:p>
          </table:table-cell>
        </table:table-row>
        <table:table-row table:style-name="Tabuľka1.2">
          <table:table-cell table:style-name="Tabuľka1.A2" office:value-type="string">
            <text:p text:style-name="P5">9</text:p>
          </table:table-cell>
          <table:table-cell table:style-name="Tabuľka1.A2" office:value-type="string">
            <text:p text:style-name="P17">11.2.08 (pon) 14.00</text:p>
          </table:table-cell>
          <table:table-cell table:style-name="Tabuľka1.A2" office:value-type="string">
            <text:p text:style-name="P6"><text:span text:style-name="T1">tvorba</text:span> <text:span text:style-name="T1">posudku</text:span></text:p>
          </table:table-cell>
          <table:table-cell table:style-name="Tabuľka1.A2" office:value-type="string">
            <text:p text:style-name="P17">25d</text:p>
          </table:table-cell>
          <table:table-cell table:style-name="Tabuľka1.E2" office:value-type="string">
            <text:p text:style-name="P8">odovzdanie posudku prototypu druhého tímu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>1</text:page-number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6T20:52:02</dc:date>
    <meta:editing-cycles>3</meta:editing-cycles>
    <meta:editing-duration>PT19M3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70" meta:word-count="165" meta:character-count="1119"/>
  </office:meta>
</office:document-meta>
</file>